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4"/>面向现代网络的数据库</text:p>
      <text:p text:style-name="Standard"/>
      <text:p text:style-name="Standard">概述:</text:p>
      <text:p text:style-name="Standard"><text:tab/>这一章中主要讲述的内容</text:p>
      <text:p text:style-name="Standard"><text:tab/>MongoDB的历史,设计目标以及关键特征</text:p>
      <text:p text:style-name="Standard"><text:tab/>其shell和drivers的简要介绍</text:p>
      <text:p text:style-name="Standard"><text:tab/>应用场景和使用限制</text:p>
      <text:p text:style-name="Standard"/>
      <text:p text:style-name="Standard"><text:s text:c="4"/>如果近年来你创建过web应用,你很可能使用过关系型数据库来作为主要的数据存储方式,而且它也很可能表现的很好.大多数开发者都很熟悉SQL,绝大多数人都认同这种数据模型的规范性,必要性和安全性.即使你不喜欢直接使用关系型数据库,我们还可以使用一些管理工具,来帮助减轻这种复杂性.显而易见,关系型数据库是成熟的而且被广泛使用的.但是如果想让开发者改变现有的数据储存方式,就会有各种各样的关于新技术的疑问被提出.新的数据存储方式能够完全取代关系型数据库么?有那些人正在使用它们,这些人为什么要选择这种技术呢?迁移到非关系型数据库的成本有多大?关于这些疑问的回答,其实同这个问题的答案是一样的:开发者为什么会对MongoDB改兴趣呢?</text:p>
      <text:p text:style-name="Standard"><text:s text:c="4"/>MongoDB是一种针对网络应用程序而设计的数据库管理系统.它的数据模型和持久化策略能够支持高读写并发量,并且极易自动化扩展.无论你的应用程序需要一个节点还是几十个节点,MongoDB都可以表现的突出.如果你有过扩展关系型数据库的痛苦经历,这或许对你是一个好消息.但并不是每个人都需要去扩展自己的服务器,也许你的应用只需要单独的一台服务器就已经足够了.那我们为什么还要使用MongoDB呢?</text:p>
      <text:p text:style-name="Standard"><text:s text:c="4"/>MongoDB吸引人的地方并不在于它易于扩展,更多的在于它灵活的数据结构.基于文档的数据模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2" svg:font-family="'DejaVu San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WenQuanYi Zen Hei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WenQuanYi Zen Hei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30T11:21:37</meta:creation-date>
    <meta:generator>LibreOffice/3.5$Linux_X86_64 LibreOffice_project/350m1$Build-2</meta:generator>
    <dc:date>2012-12-30T22:40:22</dc:date>
    <meta:editing-duration>PT11H14M37S</meta:editing-duration>
    <meta:editing-cycles>13</meta:editing-cycles>
    <meta:document-statistic meta:table-count="0" meta:image-count="0" meta:object-count="0" meta:page-count="1" meta:paragraph-count="9" meta:word-count="29" meta:character-count="676" meta:non-whitespace-character-count="636"/>
  </office:meta>
</office:document-meta>
</file>